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129.66pt"/>
    </style:style>
    <style:style style:name="co15" style:family="table-column">
      <style:table-column-properties fo:break-before="auto" style:column-width="125.04pt"/>
    </style:style>
    <style:style style:name="co16" style:family="table-column">
      <style:table-column-properties fo:break-before="auto" style:column-width="118.86pt"/>
    </style:style>
    <style:style style:name="co17" style:family="table-column">
      <style:table-column-properties fo:break-before="auto" style:column-width="158.26pt"/>
    </style:style>
    <style:style style:name="co18" style:family="table-column">
      <style:table-column-properties fo:break-before="auto" style:column-width="150.49pt"/>
    </style:style>
    <style:style style:name="co19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3.86pt" svg:height="302.68pt" svg:x="606.1pt" svg:y="233.4pt">
            <loext:p draw:notify-on-update-of-ranges="Sheet1.I14:Sheet1.I18 Sheet1.J13:Sheet1.J13 Sheet1.J14:Sheet1.J18 Sheet1.I14:Sheet1.I18 Sheet1.K13:Sheet1.K13 Sheet1.K14:Sheet1.K18 Sheet1.I14:Sheet1.I18 Sheet1.L13:Sheet1.L13 Sheet1.L14:Sheet1.L18 Sheet1.I14:Sheet1.I18 Sheet1.M13:Sheet1.M13 Sheet1.M14:Sheet1.M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03.21pt" svg:height="305.69pt" svg:x="1174.14pt" svg:y="233.4pt">
            <loext:p draw:notify-on-update-of-ranges="Sheet1.O14:Sheet1.O18 Sheet1.P13:Sheet1.P13 Sheet1.P14:Sheet1.P18 Sheet1.O14:Sheet1.O18 Sheet1.Q13:Sheet1.Q13 Sheet1.Q14:Sheet1.Q18 Sheet1.O14:Sheet1.O18 Sheet1.R13:Sheet1.R13 Sheet1.R14:Sheet1.R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66.9pt" svg:height="280.12pt" svg:x="680.2pt" svg:y="619.65pt">
            <loext:p draw:notify-on-update-of-ranges="Sheet1.I44:Sheet1.I48 Sheet1.J43:Sheet1.J43 Sheet1.J44:Sheet1.J48 Sheet1.I44:Sheet1.I48 Sheet1.K43:Sheet1.K43 Sheet1.K44:Sheet1.K48 Sheet1.I44:Sheet1.I48 Sheet1.L43:Sheet1.L43 Sheet1.L44:Sheet1.L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76.09pt" svg:height="423.16pt" svg:x="1254.78pt" svg:y="786.81pt">
            <loext:p draw:notify-on-update-of-ranges="Sheet1.V43:Sheet1.V43 Sheet1.V44:Sheet1.V48 Sheet1.O44:Sheet1.O48 Sheet1.O43:Sheet1.O43 Sheet1.O44:Sheet1.O48 Sheet1.P43:Sheet1.P43 Sheet1.P44:Sheet1.P48 Sheet1.O43:Sheet1.O43 Sheet1.O44:Sheet1.O48 Sheet1.Q43:Sheet1.Q43 Sheet1.Q44:Sheet1.Q48 Sheet1.O43:Sheet1.O43 Sheet1.O44:Sheet1.O48 Sheet1.R43:Sheet1.R43 Sheet1.R44:Sheet1.R48 Sheet1.O43:Sheet1.O43 Sheet1.O44:Sheet1.O48 Sheet1.S43:Sheet1.S43 Sheet1.S44:Sheet1.S48 Sheet1.O43:Sheet1.O43 Sheet1.O44:Sheet1.O48 Sheet1.T43:Sheet1.T43 Sheet1.T44:Sheet1.T48 Sheet1.O43:Sheet1.O43 Sheet1.O44:Sheet1.O48 Sheet1.U43:Sheet1.U43 Sheet1.U44:Sheet1.U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501" calcext:value-type="float">
            <text:p>208.5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H4:.H10])" office:value-type="float" office:value="208.5606" calcext:value-type="float">
            <text:p>208.5606</text:p>
          </table:table-cell>
          <table:table-cell office:value-type="float" office:value="208.501" calcext:value-type="float">
            <text:p>208.501</text:p>
          </table:table-cell>
          <table:table-cell office:value-type="float" office:value="207.933" calcext:value-type="float">
            <text:p>207.933</text:p>
          </table:table-cell>
          <table:table-cell table:formula="of:=[.C4]-[.I4]" office:value-type="float" office:value="0.568000000000012" calcext:value-type="float">
            <text:p>0.568</text:p>
          </table:table-cell>
          <table:table-cell table:formula="of:=AVERAGE([.J4:.J10])" office:value-type="float" office:value="0.568000000000001" calcext:value-type="float">
            <text:p>0.568</text:p>
          </table:table-cell>
          <table:table-cell table:formula="of:=[.G4]-[.K4]" office:value-type="float" office:value="207.9926" calcext:value-type="float">
            <text:p>207.99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10.076" calcext:value-type="float">
            <text:p>210.0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4]" office:value-type="float" office:value="208.5606" calcext:value-type="float">
            <text:p>208.5606</text:p>
          </table:table-cell>
          <table:table-cell table:number-columns-repeated="3"/>
          <table:table-cell table:formula="of:=[.K4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17" calcext:value-type="float">
            <text:p>208.2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5]" office:value-type="float" office:value="208.5606" calcext:value-type="float">
            <text:p>208.5606</text:p>
          </table:table-cell>
          <table:table-cell office:value-type="float" office:value="208.217" calcext:value-type="float">
            <text:p>208.217</text:p>
          </table:table-cell>
          <table:table-cell office:value-type="float" office:value="207.65" calcext:value-type="float">
            <text:p>207.65</text:p>
          </table:table-cell>
          <table:table-cell table:formula="of:=[.C6]-[.I6]" office:value-type="float" office:value="0.567000000000007" calcext:value-type="float">
            <text:p>0.567</text:p>
          </table:table-cell>
          <table:table-cell table:formula="of:=[.K5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427" calcext:value-type="float">
            <text:p>208.4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6]" office:value-type="float" office:value="208.5606" calcext:value-type="float">
            <text:p>208.5606</text:p>
          </table:table-cell>
          <table:table-cell office:value-type="float" office:value="208.427" calcext:value-type="float">
            <text:p>208.427</text:p>
          </table:table-cell>
          <table:table-cell office:value-type="float" office:value="207.86" calcext:value-type="float">
            <text:p>207.86</text:p>
          </table:table-cell>
          <table:table-cell table:formula="of:=[.C7]-[.I7]" office:value-type="float" office:value="0.566999999999979" calcext:value-type="float">
            <text:p>0.567</text:p>
          </table:table-cell>
          <table:table-cell table:formula="of:=[.K6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57" calcext:value-type="float">
            <text:p>208.2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7]" office:value-type="float" office:value="208.5606" calcext:value-type="float">
            <text:p>208.5606</text:p>
          </table:table-cell>
          <table:table-cell office:value-type="float" office:value="208.257" calcext:value-type="float">
            <text:p>208.257</text:p>
          </table:table-cell>
          <table:table-cell office:value-type="float" office:value="207.687" calcext:value-type="float">
            <text:p>207.687</text:p>
          </table:table-cell>
          <table:table-cell table:formula="of:=[.C8]-[.I8]" office:value-type="float" office:value="0.569999999999993" calcext:value-type="float">
            <text:p>0.57</text:p>
          </table:table-cell>
          <table:table-cell table:formula="of:=[.K7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118" calcext:value-type="float">
            <text:p>208.1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8]" office:value-type="float" office:value="208.5606" calcext:value-type="float">
            <text:p>208.5606</text:p>
          </table:table-cell>
          <table:table-cell table:number-columns-repeated="3"/>
          <table:table-cell table:formula="of:=[.K8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9.401" calcext:value-type="float">
            <text:p>209.4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9]" office:value-type="float" office:value="208.5606" calcext:value-type="float">
            <text:p>208.5606</text:p>
          </table:table-cell>
          <table:table-cell office:value-type="float" office:value="209.401" calcext:value-type="float">
            <text:p>209.401</text:p>
          </table:table-cell>
          <table:table-cell office:value-type="float" office:value="208.833" calcext:value-type="float">
            <text:p>208.833</text:p>
          </table:table-cell>
          <table:table-cell table:formula="of:=[.C10]-[.I10]" office:value-type="float" office:value="0.568000000000012" calcext:value-type="float">
            <text:p>0.568</text:p>
          </table:table-cell>
          <table:table-cell table:formula="of:=[.K9]" office:value-type="float" office:value="0.568000000000001" calcext:value-type="float">
            <text:p>0.5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9.249" calcext:value-type="float">
            <text:p>209.24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1:.C15])" office:value-type="float" office:value="208.908" calcext:value-type="float">
            <text:p>208.9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725" calcext:value-type="float">
            <text:p>208.7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993" calcext:value-type="float">
            <text:p>208.9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887" calcext:value-type="float">
            <text:p>208.8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208.5606" calcext:value-type="float">
            <text:p>208.5606</text:p>
          </table:table-cell>
          <table:table-cell table:formula="of:=[.G11]" office:value-type="float" office:value="208.908" calcext:value-type="float">
            <text:p>208.908</text:p>
          </table:table-cell>
          <table:table-cell table:formula="of:=[.G36]" office:value-type="float" office:value="211.0176" calcext:value-type="float">
            <text:p>211.0176</text:p>
          </table:table-cell>
          <table:table-cell table:formula="of:=[.K4]+([.G4]-[.K4])/[.I14]" office:value-type="float" office:value="208.5606" calcext:value-type="float">
            <text:p>208.56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4]/[.K14]" office:value-type="float" office:value="0.998337067034293" calcext:value-type="float">
            <text:p>0.998337067</text:p>
          </table:table-cell>
          <table:table-cell table:formula="of:=[.J14]/[.L14]" office:value-type="float" office:value="0.988356421454893" calcext:value-type="float">
            <text:p>0.9883564215</text:p>
          </table:table-cell>
          <table:table-cell table:formula="of:=[.O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686" calcext:value-type="float">
            <text:p>208.68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5]" office:value-type="float" office:value="208.5606" calcext:value-type="float">
            <text:p>208.5606</text:p>
          </table:table-cell>
          <table:table-cell table:formula="of:=[.G16]" office:value-type="float" office:value="113.6476" calcext:value-type="float">
            <text:p>113.6476</text:p>
          </table:table-cell>
          <table:table-cell table:formula="of:=[.G41]" office:value-type="float" office:value="116.9038" calcext:value-type="float">
            <text:p>116.9038</text:p>
          </table:table-cell>
          <table:table-cell table:formula="of:=[.K5]+([.G5]-[.K5])/[.I15]" office:value-type="float" office:value="104.5643" calcext:value-type="float">
            <text:p>104.56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5]/[.K15]" office:value-type="float" office:value="1.83515182018802" calcext:value-type="float">
            <text:p>1.8351518202</text:p>
          </table:table-cell>
          <table:table-cell table:formula="of:=[.J15]/[.L15]" office:value-type="float" office:value="1.78403610489993" calcext:value-type="float">
            <text:p>1.7840361049</text:p>
          </table:table-cell>
          <table:table-cell table:formula="of:=[.O1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281" calcext:value-type="float">
            <text:p>113.28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6:.C20])" office:value-type="float" office:value="113.6476" calcext:value-type="float">
            <text:p>113.64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]" office:value-type="float" office:value="208.5606" calcext:value-type="float">
            <text:p>208.5606</text:p>
          </table:table-cell>
          <table:table-cell table:formula="of:=[.G21]" office:value-type="float" office:value="61.81792" calcext:value-type="float">
            <text:p>61.81792</text:p>
          </table:table-cell>
          <table:table-cell table:formula="of:=[.G46]" office:value-type="float" office:value="61.84572" calcext:value-type="float">
            <text:p>61.84572</text:p>
          </table:table-cell>
          <table:table-cell table:formula="of:=[.K6]+([.G6]-[.K6])/[.I16]" office:value-type="float" office:value="52.56615" calcext:value-type="float">
            <text:p>52.566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6]/[.K16]" office:value-type="float" office:value="3.37378870075214" calcext:value-type="float">
            <text:p>3.3737887008</text:p>
          </table:table-cell>
          <table:table-cell table:formula="of:=[.J16]/[.L16]" office:value-type="float" office:value="3.37227216370025" calcext:value-type="float">
            <text:p>3.3722721637</text:p>
          </table:table-cell>
          <table:table-cell table:formula="of:=[.O1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9" calcext:value-type="float">
            <text:p>113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7]" office:value-type="float" office:value="208.5606" calcext:value-type="float">
            <text:p>208.5606</text:p>
          </table:table-cell>
          <table:table-cell table:formula="of:=[.G26]" office:value-type="float" office:value="39.00612" calcext:value-type="float">
            <text:p>39.00612</text:p>
          </table:table-cell>
          <table:table-cell table:formula="of:=[.G51]" office:value-type="float" office:value="36.47638" calcext:value-type="float">
            <text:p>36.47638</text:p>
          </table:table-cell>
          <table:table-cell table:formula="of:=[.K7]+([.G7]-[.K7])/[.I17]" office:value-type="float" office:value="26.567075" calcext:value-type="float">
            <text:p>26.5670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7]/[.K17]" office:value-type="float" office:value="5.34686864522798" calcext:value-type="float">
            <text:p>5.3468686452</text:p>
          </table:table-cell>
          <table:table-cell table:formula="of:=[.J17]/[.L17]" office:value-type="float" office:value="5.71768909085825" calcext:value-type="float">
            <text:p>5.7176890909</text:p>
          </table:table-cell>
          <table:table-cell table:formula="of:=[.O17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6" calcext:value-type="float">
            <text:p>113.99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8]" office:value-type="float" office:value="208.5606" calcext:value-type="float">
            <text:p>208.5606</text:p>
          </table:table-cell>
          <table:table-cell table:formula="of:=[.G31]" office:value-type="float" office:value="23.91252" calcext:value-type="float">
            <text:p>23.91252</text:p>
          </table:table-cell>
          <table:table-cell table:formula="of:=[.G56]" office:value-type="float" office:value="27.77996" calcext:value-type="float">
            <text:p>27.77996</text:p>
          </table:table-cell>
          <table:table-cell table:formula="of:=[.K8]+([.G8]-[.K8])/[.I18]" office:value-type="float" office:value="13.5675375" calcext:value-type="float">
            <text:p>13.56753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/[.K18]" office:value-type="float" office:value="8.72181601939068" calcext:value-type="float">
            <text:p>8.7218160194</text:p>
          </table:table-cell>
          <table:table-cell table:formula="of:=[.J18]/[.L18]" office:value-type="float" office:value="7.50759180358791" calcext:value-type="float">
            <text:p>7.5075918036</text:p>
          </table:table-cell>
          <table:table-cell table:formula="of:=[.O1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2.957" calcext:value-type="float">
            <text:p>112.9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4.005" calcext:value-type="float">
            <text:p>114.00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2855" calcext:value-type="float">
            <text:p>61.285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1:.C25])" office:value-type="float" office:value="61.81792" calcext:value-type="float">
            <text:p>61.817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8533" calcext:value-type="float">
            <text:p>61.853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034" calcext:value-type="float">
            <text:p>61.0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3.1237" calcext:value-type="float">
            <text:p>63.12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7931" calcext:value-type="float">
            <text:p>61.793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6:.C30])" office:value-type="float" office:value="39.00612" calcext:value-type="float">
            <text:p>39.006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2372" calcext:value-type="float">
            <text:p>38.237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9.7598" calcext:value-type="float">
            <text:p>39.75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5518" calcext:value-type="float">
            <text:p>38.55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1407" calcext:value-type="float">
            <text:p>38.14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409" calcext:value-type="float">
            <text:p>24.84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1:.C35])" office:value-type="float" office:value="23.91252" calcext:value-type="float">
            <text:p>23.912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7825" calcext:value-type="float">
            <text:p>22.7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1156" calcext:value-type="float">
            <text:p>24.11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709" calcext:value-type="float">
            <text:p>24.87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9527" calcext:value-type="float">
            <text:p>22.95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489" calcext:value-type="float">
            <text:p>210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6:.C40])" office:value-type="float" office:value="211.0176" calcext:value-type="float">
            <text:p>211.01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866" calcext:value-type="float">
            <text:p>210.8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309" calcext:value-type="float">
            <text:p>211.3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935" calcext:value-type="float">
            <text:p>210.93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5.58" calcext:value-type="float">
            <text:p>115.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1:.C45])" office:value-type="float" office:value="116.9038" calcext:value-type="float">
            <text:p>116.90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4.999" calcext:value-type="float">
            <text:p>114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20.883" calcext:value-type="float">
            <text:p>120.8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F 10k points, 12k trees</text:p>
          </table:table-cell>
          <table:table-cell office:value-type="string" calcext:value-type="string">
            <text:p>FF 1k points, 12k trees</text:p>
          </table:table-cell>
          <table:table-cell office:value-type="string" calcext:value-type="string">
            <text:p>FF 1k points, 3k trees</text:p>
          </table:table-cell>
          <table:table-cell office:value-type="string" calcext:value-type="string">
            <text:p>Threads 10k points, 12k trees</text:p>
          </table:table-cell>
          <table:table-cell office:value-type="string" calcext:value-type="string">
            <text:p>Threads 1k points, 12k trees</text:p>
          </table:table-cell>
          <table:table-cell office:value-type="string" calcext:value-type="string">
            <text:p>Threads 1k points, 3k trees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4]/[.K14]" office:value-type="float" office:value="0.998337067034293" calcext:value-type="float">
            <text:p>0.998337067</text:p>
          </table:table-cell>
          <table:table-cell table:formula="of:=[.M14]/[.L14]" office:value-type="float" office:value="0.988356421454893" calcext:value-type="float">
            <text:p>0.98835642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50]/[.P57]" office:value-type="float" office:value="1" calcext:value-type="float">
            <text:p>1</text:p>
          </table:table-cell>
          <table:table-cell table:formula="of:=[.Q50]/[.Q57]" office:value-type="float" office:value="1" calcext:value-type="float">
            <text:p>1</text:p>
          </table:table-cell>
          <table:table-cell table:formula="of:=[.R50]/[.R57]" office:value-type="float" office:value="1" calcext:value-type="float">
            <text:p>1</text:p>
          </table:table-cell>
          <table:table-cell table:formula="of:=[.S50]/[.S57]" office:value-type="float" office:value="1" calcext:value-type="float">
            <text:p>1</text:p>
          </table:table-cell>
          <table:table-cell table:formula="of:=[.T50]/[.T57]" office:value-type="float" office:value="1" calcext:value-type="float">
            <text:p>1</text:p>
          </table:table-cell>
          <table:table-cell table:formula="of:=[.U50]/[.U57]" office:value-type="float" office:value="1" calcext:value-type="float">
            <text:p>1</text:p>
          </table:table-cell>
          <table:table-cell table:formula="of:=[.O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937" calcext:value-type="float">
            <text:p>116.9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5]/[.K15]" office:value-type="float" office:value="0.920074862997547" calcext:value-type="float">
            <text:p>0.920074863</text:p>
          </table:table-cell>
          <table:table-cell table:formula="of:=[.M15]/[.L15]" office:value-type="float" office:value="0.894447400341135" calcext:value-type="float">
            <text:p>0.8944474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51]/[.P58]" office:value-type="float" office:value="1.83820863792988" calcext:value-type="float">
            <text:p>1.8382086379</text:p>
          </table:table-cell>
          <table:table-cell table:formula="of:=[.Q51]/[.Q58]" office:value-type="float" office:value="1.13652897786165" calcext:value-type="float">
            <text:p>1.1365289779</text:p>
          </table:table-cell>
          <table:table-cell table:formula="of:=[.R51]/[.R58]" office:value-type="float" office:value="1.4774545532384" calcext:value-type="float">
            <text:p>1.4774545532</text:p>
          </table:table-cell>
          <table:table-cell table:formula="of:=[.S51]/[.S58]" office:value-type="float" office:value="1.80505338577531" calcext:value-type="float">
            <text:p>1.8050533858</text:p>
          </table:table-cell>
          <table:table-cell table:formula="of:=[.T51]/[.T58]" office:value-type="float" office:value="1.30411448843829" calcext:value-type="float">
            <text:p>1.3041144884</text:p>
          </table:table-cell>
          <table:table-cell table:formula="of:=[.U51]/[.U58]" office:value-type="float" office:value="1.40633772001967" calcext:value-type="float">
            <text:p>1.40633772</text:p>
          </table:table-cell>
          <table:table-cell table:formula="of:=[.O4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9166" calcext:value-type="float">
            <text:p>60.91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6:.C50])" office:value-type="float" office:value="61.84572" calcext:value-type="float">
            <text:p>61.8457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/[.K16]" office:value-type="float" office:value="0.850338380844907" calcext:value-type="float">
            <text:p>0.8503383808</text:p>
          </table:table-cell>
          <table:table-cell table:formula="of:=[.M16]/[.L16]" office:value-type="float" office:value="0.849956148946119" calcext:value-type="float">
            <text:p>0.84995614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52]/[.P59]" office:value-type="float" office:value="3.3794084304357" calcext:value-type="float">
            <text:p>3.3794084304</text:p>
          </table:table-cell>
          <table:table-cell table:formula="of:=[.Q52]/[.Q59]" office:value-type="float" office:value="2.25494977007924" calcext:value-type="float">
            <text:p>2.2549497701</text:p>
          </table:table-cell>
          <table:table-cell table:formula="of:=[.R52]/[.R59]" office:value-type="float" office:value="1.89834882243412" calcext:value-type="float">
            <text:p>1.8983488224</text:p>
          </table:table-cell>
          <table:table-cell table:formula="of:=[.S52]/[.S59]" office:value-type="float" office:value="3.41200005432874" calcext:value-type="float">
            <text:p>3.4120000543</text:p>
          </table:table-cell>
          <table:table-cell table:formula="of:=[.T52]/[.T59]" office:value-type="float" office:value="2.25520658129194" calcext:value-type="float">
            <text:p>2.2552065813</text:p>
          </table:table-cell>
          <table:table-cell table:formula="of:=[.U52]/[.U59]" office:value-type="float" office:value="2.49906067570489" calcext:value-type="float">
            <text:p>2.4990606757</text:p>
          </table:table-cell>
          <table:table-cell table:formula="of:=[.O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8898" calcext:value-type="float">
            <text:p>62.88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17]/[.K17]" office:value-type="float" office:value="0.681100170947533" calcext:value-type="float">
            <text:p>0.6811001709</text:p>
          </table:table-cell>
          <table:table-cell table:formula="of:=[.M17]/[.L17]" office:value-type="float" office:value="0.728336391933629" calcext:value-type="float">
            <text:p>0.72833639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53]/[.P60]" office:value-type="float" office:value="5.3557749399325" calcext:value-type="float">
            <text:p>5.3557749399</text:p>
          </table:table-cell>
          <table:table-cell table:formula="of:=[.Q53]/[.Q60]" office:value-type="float" office:value="2.64988914760589" calcext:value-type="float">
            <text:p>2.6498891476</text:p>
          </table:table-cell>
          <table:table-cell table:formula="of:=[.R53]/[.R60]" office:value-type="float" office:value="2.74353857971478" calcext:value-type="float">
            <text:p>2.7435385797</text:p>
          </table:table-cell>
          <table:table-cell table:formula="of:=[.S53]/[.S60]" office:value-type="float" office:value="5.78504774870752" calcext:value-type="float">
            <text:p>5.7850477487</text:p>
          </table:table-cell>
          <table:table-cell table:formula="of:=[.T53]/[.T60]" office:value-type="float" office:value="2.90957791827617" calcext:value-type="float">
            <text:p>2.9095779183</text:p>
          </table:table-cell>
          <table:table-cell table:formula="of:=[.U53]/[.U60]" office:value-type="float" office:value="3.17585628235514" calcext:value-type="float">
            <text:p>3.1758562824</text:p>
          </table:table-cell>
          <table:table-cell table:formula="of:=[.O4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7594" calcext:value-type="float">
            <text:p>60.759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M18]/[.K18]" office:value-type="float" office:value="0.567382170511515" calcext:value-type="float">
            <text:p>0.5673821705</text:p>
          </table:table-cell>
          <table:table-cell table:formula="of:=[.M18]/[.L18]" office:value-type="float" office:value="0.488392981847346" calcext:value-type="float">
            <text:p>0.48839298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P54]/[.P61]" office:value-type="float" office:value="8.73634397378444" calcext:value-type="float">
            <text:p>8.7363439738</text:p>
          </table:table-cell>
          <table:table-cell table:formula="of:=[.Q54]/[.Q61]" office:value-type="float" office:value="3.70246410202366" calcext:value-type="float">
            <text:p>3.702464102</text:p>
          </table:table-cell>
          <table:table-cell table:formula="of:=[.R54]/[.R61]" office:value-type="float" office:value="3.49043973187759" calcext:value-type="float">
            <text:p>3.4904397319</text:p>
          </table:table-cell>
          <table:table-cell table:formula="of:=[.S54]/[.S61]" office:value-type="float" office:value="7.59603685534464" calcext:value-type="float">
            <text:p>7.5960368553</text:p>
          </table:table-cell>
          <table:table-cell table:formula="of:=[.T54]/[.T61]" office:value-type="float" office:value="3.78015869515579" calcext:value-type="float">
            <text:p>3.7801586952</text:p>
          </table:table-cell>
          <table:table-cell table:formula="of:=[.U54]/[.U61]" office:value-type="float" office:value="3.98357935369235" calcext:value-type="float">
            <text:p>3.9835793537</text:p>
          </table:table-cell>
          <table:table-cell table:formula="of:=[.O4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042" calcext:value-type="float">
            <text:p>62.0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FF 10k points, 12k trees(1)</text:p>
          </table:table-cell>
          <table:table-cell office:value-type="string" calcext:value-type="string">
            <text:p>FF 1k points, 12k trees(1)</text:p>
          </table:table-cell>
          <table:table-cell office:value-type="string" calcext:value-type="string">
            <text:p>FF 1k points, 3k trees(1)</text:p>
          </table:table-cell>
          <table:table-cell office:value-type="string" calcext:value-type="string">
            <text:p>Threads 10k points, 12k trees(1)</text:p>
          </table:table-cell>
          <table:table-cell office:value-type="string" calcext:value-type="string">
            <text:p>Threads 1k points, 12k trees(1)</text:p>
          </table:table-cell>
          <table:table-cell office:value-type="string" calcext:value-type="string">
            <text:p>Threads 1k points, 3k trees(1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6208" calcext:value-type="float">
            <text:p>62.62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4]" office:value-type="float" office:value="208.908" calcext:value-type="float">
            <text:p>208.908</text:p>
          </table:table-cell>
          <table:table-cell table:formula="of:=[.G70]" office:value-type="float" office:value="24.45208" calcext:value-type="float">
            <text:p>24.45208</text:p>
          </table:table-cell>
          <table:table-cell table:formula="of:=[.G149]" office:value-type="float" office:value="5.52175" calcext:value-type="float">
            <text:p>5.52175</text:p>
          </table:table-cell>
          <table:table-cell table:formula="of:=[.L14]" office:value-type="float" office:value="211.0176" calcext:value-type="float">
            <text:p>211.0176</text:p>
          </table:table-cell>
          <table:table-cell table:formula="of:=[.G105]" office:value-type="float" office:value="27.08458" calcext:value-type="float">
            <text:p>27.08458</text:p>
          </table:table-cell>
          <table:table-cell table:formula="of:=[.G184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9493" calcext:value-type="float">
            <text:p>37.94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1:.C55])" office:value-type="float" office:value="36.47638" calcext:value-type="float">
            <text:p>36.47638</text:p>
          </table:table-cell>
          <table:table-cell table:number-columns-repeated="8"/>
          <table:table-cell table:formula="of:=[.P50]" office:value-type="float" office:value="208.908" calcext:value-type="float">
            <text:p>208.908</text:p>
          </table:table-cell>
          <table:table-cell table:formula="of:=[.Q50]" office:value-type="float" office:value="24.45208" calcext:value-type="float">
            <text:p>24.45208</text:p>
          </table:table-cell>
          <table:table-cell table:formula="of:=[.R50]" office:value-type="float" office:value="5.52175" calcext:value-type="float">
            <text:p>5.52175</text:p>
          </table:table-cell>
          <table:table-cell table:formula="of:=[.S50]" office:value-type="float" office:value="211.0176" calcext:value-type="float">
            <text:p>211.0176</text:p>
          </table:table-cell>
          <table:table-cell table:formula="of:=[.T50]" office:value-type="float" office:value="27.08458" calcext:value-type="float">
            <text:p>27.08458</text:p>
          </table:table-cell>
          <table:table-cell table:formula="of:=[.U50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5.0288" calcext:value-type="float">
            <text:p>35.0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1]" office:value-type="float" office:value="208.908" calcext:value-type="float">
            <text:p>208.908</text:p>
          </table:table-cell>
          <table:table-cell table:formula="of:=[.Q51]" office:value-type="float" office:value="24.45208" calcext:value-type="float">
            <text:p>24.45208</text:p>
          </table:table-cell>
          <table:table-cell table:formula="of:=[.R51]" office:value-type="float" office:value="5.52175" calcext:value-type="float">
            <text:p>5.52175</text:p>
          </table:table-cell>
          <table:table-cell table:formula="of:=[.S51]" office:value-type="float" office:value="211.0176" calcext:value-type="float">
            <text:p>211.0176</text:p>
          </table:table-cell>
          <table:table-cell table:formula="of:=[.T51]" office:value-type="float" office:value="27.08458" calcext:value-type="float">
            <text:p>27.08458</text:p>
          </table:table-cell>
          <table:table-cell table:formula="of:=[.U51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8607" calcext:value-type="float">
            <text:p>37.86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2]" office:value-type="float" office:value="208.908" calcext:value-type="float">
            <text:p>208.908</text:p>
          </table:table-cell>
          <table:table-cell table:formula="of:=[.Q52]" office:value-type="float" office:value="24.45208" calcext:value-type="float">
            <text:p>24.45208</text:p>
          </table:table-cell>
          <table:table-cell table:formula="of:=[.R52]" office:value-type="float" office:value="5.52175" calcext:value-type="float">
            <text:p>5.52175</text:p>
          </table:table-cell>
          <table:table-cell table:formula="of:=[.S52]" office:value-type="float" office:value="211.0176" calcext:value-type="float">
            <text:p>211.0176</text:p>
          </table:table-cell>
          <table:table-cell table:formula="of:=[.T52]" office:value-type="float" office:value="27.08458" calcext:value-type="float">
            <text:p>27.08458</text:p>
          </table:table-cell>
          <table:table-cell table:formula="of:=[.U52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6.983" calcext:value-type="float">
            <text:p>36.9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3]" office:value-type="float" office:value="208.908" calcext:value-type="float">
            <text:p>208.908</text:p>
          </table:table-cell>
          <table:table-cell table:formula="of:=[.Q53]" office:value-type="float" office:value="24.45208" calcext:value-type="float">
            <text:p>24.45208</text:p>
          </table:table-cell>
          <table:table-cell table:formula="of:=[.R53]" office:value-type="float" office:value="5.52175" calcext:value-type="float">
            <text:p>5.52175</text:p>
          </table:table-cell>
          <table:table-cell table:formula="of:=[.S53]" office:value-type="float" office:value="211.0176" calcext:value-type="float">
            <text:p>211.0176</text:p>
          </table:table-cell>
          <table:table-cell table:formula="of:=[.T53]" office:value-type="float" office:value="27.08458" calcext:value-type="float">
            <text:p>27.08458</text:p>
          </table:table-cell>
          <table:table-cell table:formula="of:=[.U53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4.5601" calcext:value-type="float">
            <text:p>34.56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0175" calcext:value-type="float">
            <text:p>28.017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6:.C60])" office:value-type="float" office:value="27.77996" calcext:value-type="float">
            <text:p>27.77996</text:p>
          </table:table-cell>
          <table:table-cell table:number-columns-repeated="8"/>
          <table:table-cell office:value-type="string" calcext:value-type="string">
            <text:p>FF 10k points, 12k trees(n)</text:p>
          </table:table-cell>
          <table:table-cell office:value-type="string" calcext:value-type="string">
            <text:p>FF 1k points, 12k trees(n)</text:p>
          </table:table-cell>
          <table:table-cell office:value-type="string" calcext:value-type="string">
            <text:p>FF 1k points, 3k trees(n)</text:p>
          </table:table-cell>
          <table:table-cell office:value-type="string" calcext:value-type="string">
            <text:p>Threads 10k points, 12k trees(n)</text:p>
          </table:table-cell>
          <table:table-cell office:value-type="string" calcext:value-type="string">
            <text:p>Threads 1k points, 12k trees(n)</text:p>
          </table:table-cell>
          <table:table-cell office:value-type="string" calcext:value-type="string">
            <text:p>Threads 1k points, 3k trees(n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308" calcext:value-type="float">
            <text:p>28.53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4]" office:value-type="float" office:value="208.908" calcext:value-type="float">
            <text:p>208.908</text:p>
          </table:table-cell>
          <table:table-cell table:formula="of:=[.G70]" office:value-type="float" office:value="24.45208" calcext:value-type="float">
            <text:p>24.45208</text:p>
          </table:table-cell>
          <table:table-cell table:formula="of:=[.G149]" office:value-type="float" office:value="5.52175" calcext:value-type="float">
            <text:p>5.52175</text:p>
          </table:table-cell>
          <table:table-cell table:formula="of:=[.L14]" office:value-type="float" office:value="211.0176" calcext:value-type="float">
            <text:p>211.0176</text:p>
          </table:table-cell>
          <table:table-cell table:formula="of:=[.G105]" office:value-type="float" office:value="27.08458" calcext:value-type="float">
            <text:p>27.08458</text:p>
          </table:table-cell>
          <table:table-cell table:formula="of:=[.G184]" office:value-type="float" office:value="6.241504" calcext:value-type="float">
            <text:p>6.24150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476" calcext:value-type="float">
            <text:p>26.94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5]" office:value-type="float" office:value="113.6476" calcext:value-type="float">
            <text:p>113.6476</text:p>
          </table:table-cell>
          <table:table-cell table:formula="of:=[.G77]" office:value-type="float" office:value="21.5147" calcext:value-type="float">
            <text:p>21.5147</text:p>
          </table:table-cell>
          <table:table-cell table:formula="of:=[.G156]" office:value-type="float" office:value="3.73734" calcext:value-type="float">
            <text:p>3.73734</text:p>
          </table:table-cell>
          <table:table-cell table:formula="of:=[.L15]" office:value-type="float" office:value="116.9038" calcext:value-type="float">
            <text:p>116.9038</text:p>
          </table:table-cell>
          <table:table-cell table:formula="of:=[.G112]" office:value-type="float" office:value="20.76856" calcext:value-type="float">
            <text:p>20.76856</text:p>
          </table:table-cell>
          <table:table-cell table:formula="of:=[.G191]" office:value-type="float" office:value="4.438126" calcext:value-type="float">
            <text:p>4.438126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017" calcext:value-type="float">
            <text:p>26.90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6]" office:value-type="float" office:value="61.81792" calcext:value-type="float">
            <text:p>61.81792</text:p>
          </table:table-cell>
          <table:table-cell table:formula="of:=[.G84]" office:value-type="float" office:value="10.843736" calcext:value-type="float">
            <text:p>10.843736</text:p>
          </table:table-cell>
          <table:table-cell table:formula="of:=[.G163]" office:value-type="float" office:value="2.908712" calcext:value-type="float">
            <text:p>2.908712</text:p>
          </table:table-cell>
          <table:table-cell table:formula="of:=[.L16]" office:value-type="float" office:value="61.84572" calcext:value-type="float">
            <text:p>61.84572</text:p>
          </table:table-cell>
          <table:table-cell table:formula="of:=[.G119]" office:value-type="float" office:value="12.0098" calcext:value-type="float">
            <text:p>12.0098</text:p>
          </table:table-cell>
          <table:table-cell table:formula="of:=[.G198]" office:value-type="float" office:value="2.49754" calcext:value-type="float">
            <text:p>2.4975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022" calcext:value-type="float">
            <text:p>28.50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7]" office:value-type="float" office:value="39.00612" calcext:value-type="float">
            <text:p>39.00612</text:p>
          </table:table-cell>
          <table:table-cell table:formula="of:=[.G91]" office:value-type="float" office:value="9.227586" calcext:value-type="float">
            <text:p>9.227586</text:p>
          </table:table-cell>
          <table:table-cell table:formula="of:=[.G170]" office:value-type="float" office:value="2.012638" calcext:value-type="float">
            <text:p>2.012638</text:p>
          </table:table-cell>
          <table:table-cell table:formula="of:=[.L17]" office:value-type="float" office:value="36.47638" calcext:value-type="float">
            <text:p>36.47638</text:p>
          </table:table-cell>
          <table:table-cell table:formula="of:=[.G126]" office:value-type="float" office:value="9.308766" calcext:value-type="float">
            <text:p>9.308766</text:p>
          </table:table-cell>
          <table:table-cell table:formula="of:=[.G205]" office:value-type="float" office:value="1.965298" calcext:value-type="float">
            <text:p>1.965298</text:p>
          </table:table-cell>
          <table:table-cell/>
        </table:table-row>
        <table:table-row table:style-name="ro1">
          <table:table-cell table:number-columns-repeated="15"/>
          <table:table-cell table:formula="of:=[.K18]" office:value-type="float" office:value="23.91252" calcext:value-type="float">
            <text:p>23.91252</text:p>
          </table:table-cell>
          <table:table-cell table:formula="of:=[.G98]" office:value-type="float" office:value="6.604272" calcext:value-type="float">
            <text:p>6.604272</text:p>
          </table:table-cell>
          <table:table-cell table:formula="of:=[.G177]" office:value-type="float" office:value="1.581964" calcext:value-type="float">
            <text:p>1.581964</text:p>
          </table:table-cell>
          <table:table-cell table:formula="of:=[.L18]" office:value-type="float" office:value="27.77996" calcext:value-type="float">
            <text:p>27.77996</text:p>
          </table:table-cell>
          <table:table-cell table:formula="of:=[.G133]" office:value-type="float" office:value="7.164932" calcext:value-type="float">
            <text:p>7.164932</text:p>
          </table:table-cell>
          <table:table-cell table:formula="of:=[.G212]" office:value-type="float" office:value="1.566808" calcext:value-type="float">
            <text:p>1.566808</text:p>
          </table:table-cell>
          <table:table-cell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2029" calcext:value-type="float">
            <text:p>24.202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63:.H69])" office:value-type="float" office:value="23.9804" calcext:value-type="float">
            <text:p>23.9804</text:p>
          </table:table-cell>
          <table:table-cell office:value-type="float" office:value="24.2029" calcext:value-type="float">
            <text:p>24.2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965" calcext:value-type="float">
            <text:p>23.896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8965" calcext:value-type="float">
            <text:p>23.8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0478" calcext:value-type="float">
            <text:p>24.047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0478" calcext:value-type="float">
            <text:p>24.0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142" calcext:value-type="float">
            <text:p>23.91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142" calcext:value-type="float">
            <text:p>23.9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817" calcext:value-type="float">
            <text:p>23.8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201" calcext:value-type="float">
            <text:p>23.92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201" calcext:value-type="float">
            <text:p>23.9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009" calcext:value-type="float">
            <text:p>23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009" calcext:value-type="float">
            <text:p>23.9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6167" calcext:value-type="float">
            <text:p>24.61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0:.H76])" office:value-type="float" office:value="24.45208" calcext:value-type="float">
            <text:p>24.452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114" calcext:value-type="float">
            <text:p>24.11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114" calcext:value-type="float">
            <text:p>24.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907" calcext:value-type="float">
            <text:p>24.49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907" calcext:value-type="float">
            <text:p>24.4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895" calcext:value-type="float">
            <text:p>24.4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664" calcext:value-type="float">
            <text:p>24.56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5664" calcext:value-type="float">
            <text:p>24.5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998" calcext:value-type="float">
            <text:p>24.59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5998" calcext:value-type="float">
            <text:p>24.5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0801" calcext:value-type="float">
            <text:p>24.0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9.638" calcext:value-type="float">
            <text:p>19.63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7:.H83])" office:value-type="float" office:value="21.5147" calcext:value-type="float">
            <text:p>21.5147</text:p>
          </table:table-cell>
          <table:table-cell office:value-type="float" office:value="19.638" calcext:value-type="float">
            <text:p>19.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7.7962" calcext:value-type="float">
            <text:p>17.7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6" calcext:value-type="float">
            <text:p>21.9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5" calcext:value-type="float">
            <text:p>21.9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5" calcext:value-type="float">
            <text:p>21.9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2" calcext:value-type="float">
            <text:p>21.985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2" calcext:value-type="float">
            <text:p>21.9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2" calcext:value-type="float">
            <text:p>21.98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2" calcext:value-type="float">
            <text:p>21.9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1.583" calcext:value-type="float">
            <text:p>11.5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84:.H90])" office:value-type="float" office:value="10.843736" calcext:value-type="float">
            <text:p>10.843736</text:p>
          </table:table-cell>
          <table:table-cell office:value-type="float" office:value="11.583" calcext:value-type="float">
            <text:p>11.5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3916" calcext:value-type="float">
            <text:p>10.391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3916" calcext:value-type="float">
            <text:p>10.39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2.2432" calcext:value-type="float">
            <text:p>12.24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2432" calcext:value-type="float">
            <text:p>12.24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1358" calcext:value-type="float">
            <text:p>9.713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1358" calcext:value-type="float">
            <text:p>9.71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2873" calcext:value-type="float">
            <text:p>10.287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2873" calcext:value-type="float">
            <text:p>10.2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9317" calcext:value-type="float">
            <text:p>9.293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.2318" calcext:value-type="float">
            <text:p>13.23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12801" calcext:value-type="float">
            <text:p>9.12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9.227586" calcext:value-type="float">
            <text:p>9.227586</text:p>
          </table:table-cell>
          <table:table-cell office:value-type="float" office:value="9.12801" calcext:value-type="float">
            <text:p>9.12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0521" calcext:value-type="float">
            <text:p>9.4052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0521" calcext:value-type="float">
            <text:p>9.405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7874" calcext:value-type="float">
            <text:p>9.078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7874" calcext:value-type="float">
            <text:p>9.07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023" calcext:value-type="float">
            <text:p>9.4602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023" calcext:value-type="float">
            <text:p>9.46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6574" calcext:value-type="float">
            <text:p>9.065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6574" calcext:value-type="float">
            <text:p>9.06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8.87568" calcext:value-type="float">
            <text:p>8.8756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517" calcext:value-type="float">
            <text:p>9.465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6295" calcext:value-type="float">
            <text:p>6.462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6.604272" calcext:value-type="float">
            <text:p>6.604272</text:p>
          </table:table-cell>
          <table:table-cell office:value-type="float" office:value="6.46295" calcext:value-type="float">
            <text:p>6.46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2671" calcext:value-type="float">
            <text:p>6.726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2671" calcext:value-type="float">
            <text:p>6.72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2927" calcext:value-type="float">
            <text:p>6.29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67026" calcext:value-type="float">
            <text:p>6.6702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67026" calcext:value-type="float">
            <text:p>6.67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89077" calcext:value-type="float">
            <text:p>6.8907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1304" calcext:value-type="float">
            <text:p>6.4130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41304" calcext:value-type="float">
            <text:p>6.41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484" calcext:value-type="float">
            <text:p>6.748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484" calcext:value-type="float">
            <text:p>6.7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2436" calcext:value-type="float">
            <text:p>26.243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27.08458" calcext:value-type="float">
            <text:p>27.0845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5057" calcext:value-type="float">
            <text:p>26.50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5057" calcext:value-type="float">
            <text:p>26.5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657" calcext:value-type="float">
            <text:p>27.6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657" calcext:value-type="float">
            <text:p>27.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8.3962" calcext:value-type="float">
            <text:p>28.3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54" calcext:value-type="float">
            <text:p>27.4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54" calcext:value-type="float">
            <text:p>27.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3808" calcext:value-type="float">
            <text:p>26.38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3808" calcext:value-type="float">
            <text:p>26.3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254" calcext:value-type="float">
            <text:p>27.42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254" calcext:value-type="float">
            <text:p>27.4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2.0444" calcext:value-type="float">
            <text:p>22.044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0.76856" calcext:value-type="float">
            <text:p>20.768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792" calcext:value-type="float">
            <text:p>19.079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6734" calcext:value-type="float">
            <text:p>20.67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6734" calcext:value-type="float">
            <text:p>20.6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258" calcext:value-type="float">
            <text:p>20.2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258" calcext:value-type="float">
            <text:p>20.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009" calcext:value-type="float">
            <text:p>21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009" calcext:value-type="float">
            <text:p>21.9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288" calcext:value-type="float">
            <text:p>21.9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288" calcext:value-type="float">
            <text:p>21.9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817" calcext:value-type="float">
            <text:p>19.0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.0817" calcext:value-type="float">
            <text:p>19.0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8507" calcext:value-type="float">
            <text:p>11.85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0098" calcext:value-type="float">
            <text:p>12.0098</text:p>
          </table:table-cell>
          <table:table-cell office:value-type="float" office:value="11.8507" calcext:value-type="float">
            <text:p>11.8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.0148" calcext:value-type="float">
            <text:p>13.014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0562" calcext:value-type="float">
            <text:p>11.05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0562" calcext:value-type="float">
            <text:p>11.0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32" calcext:value-type="float">
            <text:p>12.9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32" calcext:value-type="float">
            <text:p>12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71" calcext:value-type="float">
            <text:p>12.9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71" calcext:value-type="float">
            <text:p>12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0.4751" calcext:value-type="float">
            <text:p>10.47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2391" calcext:value-type="float">
            <text:p>11.239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2391" calcext:value-type="float">
            <text:p>11.2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1783" calcext:value-type="float">
            <text:p>9.117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9.308766" calcext:value-type="float">
            <text:p>9.3087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8789" calcext:value-type="float">
            <text:p>9.187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8789" calcext:value-type="float">
            <text:p>9.18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4958" calcext:value-type="float">
            <text:p>9.249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4958" calcext:value-type="float">
            <text:p>9.24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7827" calcext:value-type="float">
            <text:p>9.478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2553" calcext:value-type="float">
            <text:p>9.4255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2553" calcext:value-type="float">
            <text:p>9.42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6132" calcext:value-type="float">
            <text:p>9.461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132" calcext:value-type="float">
            <text:p>9.46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1951" calcext:value-type="float">
            <text:p>9.219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1951" calcext:value-type="float">
            <text:p>9.21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087" calcext:value-type="float">
            <text:p>7.10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7.164932" calcext:value-type="float">
            <text:p>7.1649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8464" calcext:value-type="float">
            <text:p>7.184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8464" calcext:value-type="float">
            <text:p>7.184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6267" calcext:value-type="float">
            <text:p>7.162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6267" calcext:value-type="float">
            <text:p>7.16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045" calcext:value-type="float">
            <text:p>7.1904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9045" calcext:value-type="float">
            <text:p>7.19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627" calcext:value-type="float">
            <text:p>7.196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5" calcext:value-type="float">
            <text:p>7.1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5" calcext:value-type="float">
            <text:p>7.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369" calcext:value-type="float">
            <text:p>7.136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369" calcext:value-type="float">
            <text:p>7.1369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3000 tre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9064" calcext:value-type="float">
            <text:p>5.1906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2:.H148])" office:value-type="float" office:value="5.167282" calcext:value-type="float">
            <text:p>5.1672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06" calcext:value-type="float">
            <text:p>5.162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06" calcext:value-type="float">
            <text:p>5.16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008" calcext:value-type="float">
            <text:p>5.160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101" calcext:value-type="float">
            <text:p>5.161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101" calcext:value-type="float">
            <text:p>5.16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59" calcext:value-type="float">
            <text:p>5.162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59" calcext:value-type="float">
            <text:p>5.16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77" calcext:value-type="float">
            <text:p>5.1627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77" calcext:value-type="float">
            <text:p>5.16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8798" calcext:value-type="float">
            <text:p>5.1879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8798" calcext:value-type="float">
            <text:p>5.18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71346" calcext:value-type="float">
            <text:p>5.713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9:.H155])" office:value-type="float" office:value="5.52175" calcext:value-type="float">
            <text:p>5.521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9082" calcext:value-type="float">
            <text:p>5.590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9082" calcext:value-type="float">
            <text:p>5.59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22463" calcext:value-type="float">
            <text:p>5.224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22463" calcext:value-type="float">
            <text:p>5.22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69299" calcext:value-type="float">
            <text:p>5.6929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69299" calcext:value-type="float">
            <text:p>5.69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7304" calcext:value-type="float">
            <text:p>5.5730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7304" calcext:value-type="float">
            <text:p>5.57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2727" calcext:value-type="float">
            <text:p>5.5272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2727" calcext:value-type="float">
            <text:p>5.527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1102" calcext:value-type="float">
            <text:p>5.511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6894" calcext:value-type="float">
            <text:p>4.568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56:.H162])" office:value-type="float" office:value="3.73734" calcext:value-type="float">
            <text:p>3.73734</text:p>
          </table:table-cell>
          <table:table-cell office:value-type="float" office:value="4.56894" calcext:value-type="float">
            <text:p>4.56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9621" calcext:value-type="float">
            <text:p>2.796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79621" calcext:value-type="float">
            <text:p>2.796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0514" calcext:value-type="float">
            <text:p>3.051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0514" calcext:value-type="float">
            <text:p>3.0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5.0305" calcext:value-type="float">
            <text:p>5.03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4836" calcext:value-type="float">
            <text:p>4.548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836" calcext:value-type="float">
            <text:p>4.54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3763" calcext:value-type="float">
            <text:p>2.737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72179" calcext:value-type="float">
            <text:p>3.7217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72179" calcext:value-type="float">
            <text:p>3.72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81802" calcext:value-type="float">
            <text:p>2.818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63:.H169])" office:value-type="float" office:value="2.908712" calcext:value-type="float">
            <text:p>2.908712</text:p>
          </table:table-cell>
          <table:table-cell office:value-type="float" office:value="2.81802" calcext:value-type="float">
            <text:p>2.81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21712" calcext:value-type="float">
            <text:p>3.217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48947" calcext:value-type="float">
            <text:p>2.4894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48947" calcext:value-type="float">
            <text:p>2.489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.94384" calcext:value-type="float">
            <text:p>1.9438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2333" calcext:value-type="float">
            <text:p>3.123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2333" calcext:value-type="float">
            <text:p>3.12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3783" calcext:value-type="float">
            <text:p>3.1378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3783" calcext:value-type="float">
            <text:p>3.13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97491" calcext:value-type="float">
            <text:p>2.9749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97491" calcext:value-type="float">
            <text:p>2.97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74345" calcext:value-type="float">
            <text:p>1.7434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0:.H176])" office:value-type="float" office:value="2.012638" calcext:value-type="float">
            <text:p>2.0126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146" calcext:value-type="float">
            <text:p>2.011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146" calcext:value-type="float">
            <text:p>2.01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197" calcext:value-type="float">
            <text:p>2.0419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4197" calcext:value-type="float">
            <text:p>2.04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288" calcext:value-type="float">
            <text:p>2.028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288" calcext:value-type="float">
            <text:p>2.0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368" calcext:value-type="float">
            <text:p>2.013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368" calcext:value-type="float">
            <text:p>2.0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96728" calcext:value-type="float">
            <text:p>1.967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96728" calcext:value-type="float">
            <text:p>1.967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343" calcext:value-type="float">
            <text:p>2.0434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723" calcext:value-type="float">
            <text:p>1.672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7:.H183])" office:value-type="float" office:value="1.581964" calcext:value-type="float">
            <text:p>1.5819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401" calcext:value-type="float">
            <text:p>1.564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401" calcext:value-type="float">
            <text:p>1.564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2236" calcext:value-type="float">
            <text:p>1.622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2236" calcext:value-type="float">
            <text:p>1.62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542" calcext:value-type="float">
            <text:p>1.5654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542" calcext:value-type="float">
            <text:p>1.56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36473" calcext:value-type="float">
            <text:p>1.364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409" calcext:value-type="float">
            <text:p>1.640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409" calcext:value-type="float">
            <text:p>1.6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1713" calcext:value-type="float">
            <text:p>1.517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1713" calcext:value-type="float">
            <text:p>1.51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21672" calcext:value-type="float">
            <text:p>6.216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84:.H190])" office:value-type="float" office:value="6.241504" calcext:value-type="float">
            <text:p>6.241504</text:p>
          </table:table-cell>
          <table:table-cell office:value-type="float" office:value="6.21672" calcext:value-type="float">
            <text:p>6.21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.15481" calcext:value-type="float">
            <text:p>7.1548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.72508" calcext:value-type="float">
            <text:p>5.725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36676" calcext:value-type="float">
            <text:p>6.3667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36676" calcext:value-type="float">
            <text:p>6.36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02459" calcext:value-type="float">
            <text:p>6.024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02459" calcext:value-type="float">
            <text:p>6.024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42012" calcext:value-type="float">
            <text:p>6.420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42012" calcext:value-type="float">
            <text:p>6.42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17933" calcext:value-type="float">
            <text:p>6.179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17933" calcext:value-type="float">
            <text:p>6.17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7505" calcext:value-type="float">
            <text:p>4.37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1:.H197])" office:value-type="float" office:value="4.438126" calcext:value-type="float">
            <text:p>4.438126</text:p>
          </table:table-cell>
          <table:table-cell office:value-type="float" office:value="4.37505" calcext:value-type="float">
            <text:p>4.37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63175" calcext:value-type="float">
            <text:p>4.6317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41738" calcext:value-type="float">
            <text:p>4.4173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41738" calcext:value-type="float">
            <text:p>4.41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128" calcext:value-type="float">
            <text:p>4.51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128" calcext:value-type="float">
            <text:p>4.5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0905" calcext:value-type="float">
            <text:p>4.09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4772" calcext:value-type="float">
            <text:p>4.547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772" calcext:value-type="float">
            <text:p>4.54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3768" calcext:value-type="float">
            <text:p>4.33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33768" calcext:value-type="float">
            <text:p>4.33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3.21541" calcext:value-type="float">
            <text:p>3.215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8:.H204])" office:value-type="float" office:value="2.49754" calcext:value-type="float">
            <text:p>2.4975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63316" calcext:value-type="float">
            <text:p>2.63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63316" calcext:value-type="float">
            <text:p>2.63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.89873" calcext:value-type="float">
            <text:p>1.898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57965" calcext:value-type="float">
            <text:p>2.5796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57965" calcext:value-type="float">
            <text:p>2.57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23505" calcext:value-type="float">
            <text:p>2.23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23505" calcext:value-type="float">
            <text:p>2.23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19316" calcext:value-type="float">
            <text:p>2.19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19316" calcext:value-type="float">
            <text:p>2.19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84668" calcext:value-type="float">
            <text:p>2.846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84668" calcext:value-type="float">
            <text:p>2.84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42906" calcext:value-type="float">
            <text:p>1.429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05:.H211])" office:value-type="float" office:value="1.965298" calcext:value-type="float">
            <text:p>1.9652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78658" calcext:value-type="float">
            <text:p>1.7865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78658" calcext:value-type="float">
            <text:p>1.78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311" calcext:value-type="float">
            <text:p>2.0031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311" calcext:value-type="float">
            <text:p>2.0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248" calcext:value-type="float">
            <text:p>2.0024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248" calcext:value-type="float">
            <text:p>2.00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2115" calcext:value-type="float">
            <text:p>2.021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525" calcext:value-type="float">
            <text:p>2.0152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525" calcext:value-type="float">
            <text:p>2.01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907" calcext:value-type="float">
            <text:p>2.0190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907" calcext:value-type="float">
            <text:p>2.01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182" calcext:value-type="float">
            <text:p>1.561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12:.H218])" office:value-type="float" office:value="1.566808" calcext:value-type="float">
            <text:p>1.566808</text:p>
          </table:table-cell>
          <table:table-cell office:value-type="float" office:value="1.56182" calcext:value-type="float">
            <text:p>1.56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1" calcext:value-type="float">
            <text:p>1.57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71" calcext:value-type="float">
            <text:p>1.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813" calcext:value-type="float">
            <text:p>1.568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813" calcext:value-type="float">
            <text:p>1.56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341" calcext:value-type="float">
            <text:p>1.56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968" calcext:value-type="float">
            <text:p>1.569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968" calcext:value-type="float">
            <text:p>1.5696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20:49:31.868246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7T05:21:32.405747738</dc:date>
    <meta:editing-duration>PT6H47M14S</meta:editing-duration>
    <meta:editing-cycles>37</meta:editing-cycles>
    <meta:document-statistic meta:table-count="1" meta:cell-count="16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4cm" svg:height="10.679cm" xlink:href=".." xlink:type="simple" chart:class="chart:scatter" chart:style-name="ch1">
        <chart:title svg:x="9.184cm" svg:y="0.349cm" chart:style-name="ch2">
          <text:p>Xeon</text:p>
        </chart:title>
        <chart:subtitle svg:x="8.258cm" svg:y="1.341cm" chart:style-name="ch3">
          <text:p>Completion Time</text:p>
        </chart:subtitle>
        <chart:legend chart:legend-position="end" svg:x="15.782cm" svg:y="4.293cm" style:legend-expansion="high" chart:style-name="ch4"/>
        <chart:plot-area chart:style-name="ch5" table:cell-range-address="Sheet1.I14:Sheet1.M18 Sheet1.J13:Sheet1.M13" chart:data-source-has-labels="row" svg:x="1.401cm" svg:y="2.237cm" svg:width="13.991cm" svg:height="7.248cm">
          <chartooo:coordinate-region svg:x="2.208cm" svg:y="2.436cm" svg:width="12.997cm" svg:height="6.402cm"/>
          <chart:axis chart:dimension="x" chart:name="primary-x" chart:style-name="ch6">
            <chart:title svg:x="7.492cm" svg:y="9.698cm" chart:style-name="ch7">
              <text:p>Workers no.</text:p>
            </chart:title>
          </chart:axis>
          <chart:axis chart:dimension="y" chart:name="primary-y" chart:style-name="ch6">
            <chart:title svg:x="0.451cm" svg:y="7.122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J14:Sheet1.J18" chart:label-cell-address="Sheet1.J13:Sheet1.J13" chart:class="chart:scatter">
            <chart:domain table:cell-range-address="Sheet1.I14:Sheet1.I18"/>
            <chart:data-point chart:repeated="5"/>
          </chart:series>
          <chart:series chart:style-name="ch11" chart:values-cell-range-address="Sheet1.K14:Sheet1.K18" chart:label-cell-address="Sheet1.K13:Sheet1.K13" chart:class="chart:scatter">
            <chart:data-point chart:repeated="5"/>
          </chart:series>
          <chart:series chart:style-name="ch12" chart:values-cell-range-address="Sheet1.L14:Sheet1.L18" chart:label-cell-address="Sheet1.L13:Sheet1.L13" chart:class="chart:scatter">
            <chart:data-point chart:repeated="5"/>
          </chart:series>
          <chart:series chart:style-name="ch13" chart:values-cell-range-address="Sheet1.M14:Sheet1.M18" chart:label-cell-address="Sheet1.M13:Sheet1.M1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equential</text:p>
                <draw:g>
                  <svg:desc>Sheet1.J13:Sheet1.J13</svg:desc>
                </draw:g>
              </table:table-cell>
              <table:table-cell office:value-type="string">
                <text:p>FastFlow</text:p>
                <draw:g>
                  <svg:desc>Sheet1.K13:Sheet1.K13</svg:desc>
                </draw:g>
              </table:table-cell>
              <table:table-cell office:value-type="string">
                <text:p>Thread</text:p>
                <draw:g>
                  <svg:desc>Sheet1.L13:Sheet1.L13</svg:desc>
                </draw:g>
              </table:table-cell>
              <table:table-cell office:value-type="string">
                <text:p>Ideal</text:p>
                <draw:g>
                  <svg:desc>Sheet1.M13:Sheet1.M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4:Sheet1.I18</svg:desc>
                </draw:g>
              </table:table-cell>
              <table:table-cell office:value-type="float" office:value="208.5606">
                <text:p>208.5606</text:p>
                <draw:g>
                  <svg:desc>Sheet1.J14:Sheet1.J18</svg:desc>
                </draw:g>
              </table:table-cell>
              <table:table-cell office:value-type="float" office:value="208.908">
                <text:p>208.908</text:p>
                <draw:g>
                  <svg:desc>Sheet1.K14:Sheet1.K18</svg:desc>
                </draw:g>
              </table:table-cell>
              <table:table-cell office:value-type="float" office:value="211.0176">
                <text:p>211.0176</text:p>
                <draw:g>
                  <svg:desc>Sheet1.L14:Sheet1.L18</svg:desc>
                </draw:g>
              </table:table-cell>
              <table:table-cell office:value-type="float" office:value="208.5606">
                <text:p>208.5606</text:p>
                <draw:g>
                  <svg:desc>Sheet1.M14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8.5606">
                <text:p>208.5606</text:p>
              </table:table-cell>
              <table:table-cell office:value-type="float" office:value="113.6476">
                <text:p>113.6476</text:p>
              </table:table-cell>
              <table:table-cell office:value-type="float" office:value="116.9038">
                <text:p>116.9038</text:p>
              </table:table-cell>
              <table:table-cell office:value-type="float" office:value="104.5643">
                <text:p>104.5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8.5606">
                <text:p>208.5606</text:p>
              </table:table-cell>
              <table:table-cell office:value-type="float" office:value="61.81792">
                <text:p>61.81792</text:p>
              </table:table-cell>
              <table:table-cell office:value-type="float" office:value="61.84572">
                <text:p>61.84572</text:p>
              </table:table-cell>
              <table:table-cell office:value-type="float" office:value="52.56615">
                <text:p>52.56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8.5606">
                <text:p>208.5606</text:p>
              </table:table-cell>
              <table:table-cell office:value-type="float" office:value="39.00612">
                <text:p>39.00612</text:p>
              </table:table-cell>
              <table:table-cell office:value-type="float" office:value="36.47638">
                <text:p>36.47638</text:p>
              </table:table-cell>
              <table:table-cell office:value-type="float" office:value="26.567075">
                <text:p>26.567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8.5606">
                <text:p>208.5606</text:p>
              </table:table-cell>
              <table:table-cell office:value-type="float" office:value="23.91252">
                <text:p>23.91252</text:p>
              </table:table-cell>
              <table:table-cell office:value-type="float" office:value="27.77996">
                <text:p>27.77996</text:p>
              </table:table-cell>
              <table:table-cell office:value-type="float" office:value="13.5675375">
                <text:p>13.567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81cm" svg:height="10.785cm" xlink:href=".." xlink:type="simple" chart:class="chart:scatter" chart:style-name="ch1">
        <chart:title svg:x="10.054cm" svg:y="0.351cm" chart:style-name="ch2">
          <text:p>Xeon</text:p>
        </chart:title>
        <chart:subtitle svg:x="9.802cm" svg:y="1.345cm" chart:style-name="ch3">
          <text:p>Speedup</text:p>
        </chart:subtitle>
        <chart:legend chart:legend-position="end" svg:x="17.735cm" svg:y="4.595cm" style:legend-expansion="high" chart:style-name="ch4"/>
        <chart:plot-area chart:style-name="ch5" table:cell-range-address="Sheet1.O14:Sheet1.R18 Sheet1.P13:Sheet1.R13" chart:data-source-has-labels="row" svg:x="1.436cm" svg:y="2.243cm" svg:width="15.874cm" svg:height="7.346cm">
          <chartooo:coordinate-region svg:x="1.872cm" svg:y="2.442cm" svg:width="15.066cm" svg:height="6.5cm"/>
          <chart:axis chart:dimension="x" chart:name="primary-x" chart:style-name="ch6">
            <chart:title svg:x="8.469cm" svg:y="9.804cm" chart:style-name="ch7">
              <text:p>Workers no.</text:p>
            </chart:title>
          </chart:axis>
          <chart:axis chart:dimension="y" chart:name="primary-y" chart:style-name="ch6">
            <chart:title svg:x="0.451cm" svg:y="6.635cm" chart:style-name="ch8">
              <text:p>Speedup</text:p>
            </chart:title>
            <chart:grid chart:style-name="ch9" chart:class="major"/>
          </chart:axis>
          <chart:series chart:style-name="ch10" chart:values-cell-range-address="Sheet1.P14:Sheet1.P18" chart:label-cell-address="Sheet1.P13:Sheet1.P13" chart:class="chart:scatter">
            <chart:domain table:cell-range-address="Sheet1.O14:Sheet1.O18"/>
            <chart:data-point chart:repeated="5"/>
          </chart:series>
          <chart:series chart:style-name="ch11" chart:values-cell-range-address="Sheet1.Q14:Sheet1.Q18" chart:label-cell-address="Sheet1.Q13:Sheet1.Q13" chart:class="chart:scatter">
            <chart:data-point chart:repeated="5"/>
          </chart:series>
          <chart:series chart:style-name="ch12" chart:values-cell-range-address="Sheet1.R14:Sheet1.R18" chart:label-cell-address="Sheet1.R13:Sheet1.R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astFlow</text:p>
                <draw:g>
                  <svg:desc>Sheet1.P13:Sheet1.P13</svg:desc>
                </draw:g>
              </table:table-cell>
              <table:table-cell office:value-type="string">
                <text:p>Thread</text:p>
                <draw:g>
                  <svg:desc>Sheet1.Q13:Sheet1.Q13</svg:desc>
                </draw:g>
              </table:table-cell>
              <table:table-cell office:value-type="string">
                <text:p>Ideal</text:p>
                <draw:g>
                  <svg:desc>Sheet1.R13:Sheet1.R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4:Sheet1.O18</svg:desc>
                </draw:g>
              </table:table-cell>
              <table:table-cell office:value-type="float" office:value="0.998337067034293">
                <text:p>0.998337067034293</text:p>
                <draw:g>
                  <svg:desc>Sheet1.P14:Sheet1.P18</svg:desc>
                </draw:g>
              </table:table-cell>
              <table:table-cell office:value-type="float" office:value="0.988356421454893">
                <text:p>0.988356421454893</text:p>
                <draw:g>
                  <svg:desc>Sheet1.Q14:Sheet1.Q18</svg:desc>
                </draw:g>
              </table:table-cell>
              <table:table-cell office:value-type="float" office:value="1">
                <text:p>1</text:p>
                <draw:g>
                  <svg:desc>Sheet1.R14:Shee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515182018802">
                <text:p>1.83515182018802</text:p>
              </table:table-cell>
              <table:table-cell office:value-type="float" office:value="1.78403610489993">
                <text:p>1.78403610489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7378870075214">
                <text:p>3.37378870075214</text:p>
              </table:table-cell>
              <table:table-cell office:value-type="float" office:value="3.37227216370025">
                <text:p>3.37227216370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4686864522798">
                <text:p>5.34686864522798</text:p>
              </table:table-cell>
              <table:table-cell office:value-type="float" office:value="5.71768909085825">
                <text:p>5.71768909085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72181601939068">
                <text:p>8.72181601939068</text:p>
              </table:table-cell>
              <table:table-cell office:value-type="float" office:value="7.50759180358791">
                <text:p>7.5075918035879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cm" svg:height="9.883cm" xlink:href=".." xlink:type="simple" chart:class="chart:scatter" chart:style-name="ch1">
        <chart:title svg:x="9.414cm" svg:y="0.333cm" chart:style-name="ch2">
          <text:p>Xeon</text:p>
        </chart:title>
        <chart:subtitle svg:x="9.096cm" svg:y="1.309cm" chart:style-name="ch3">
          <text:p>Efficiency</text:p>
        </chart:subtitle>
        <chart:legend chart:legend-position="end" svg:x="16.454cm" svg:y="4.144cm" style:legend-expansion="high" chart:style-name="ch4"/>
        <chart:plot-area chart:style-name="ch5" table:cell-range-address="Sheet1.I44:Sheet1.L48 Sheet1.J43:Sheet1.L43" chart:data-source-has-labels="row" svg:x="1.411cm" svg:y="2.189cm" svg:width="14.643cm" svg:height="6.516cm">
          <chartooo:coordinate-region svg:x="2.138cm" svg:y="2.389cm" svg:width="13.729cm" svg:height="5.669cm"/>
          <chart:axis chart:dimension="x" chart:name="primary-x" chart:style-name="ch6">
            <chart:title svg:x="7.828cm" svg:y="8.902cm" chart:style-name="ch7">
              <text:p>Workers no.</text:p>
            </chart:title>
          </chart:axis>
          <chart:axis chart:dimension="y" chart:name="primary-y" chart:style-name="ch6">
            <chart:title svg:x="0.451cm" svg:y="6.179cm" chart:style-name="ch8">
              <text:p>Efficiency</text:p>
            </chart:title>
            <chart:grid chart:style-name="ch9" chart:class="major"/>
          </chart:axis>
          <chart:series chart:style-name="ch10" chart:values-cell-range-address="Sheet1.J44:Sheet1.J48" chart:label-cell-address="Sheet1.J43:Sheet1.J43" chart:class="chart:scatter">
            <chart:domain table:cell-range-address="Sheet1.I44:Sheet1.I48"/>
            <chart:data-point chart:repeated="5"/>
          </chart:series>
          <chart:series chart:style-name="ch11" chart:values-cell-range-address="Sheet1.K44:Sheet1.K48" chart:label-cell-address="Sheet1.K43:Sheet1.K43" chart:class="chart:scatter">
            <chart:data-point chart:repeated="5"/>
          </chart:series>
          <chart:series chart:style-name="ch12" chart:values-cell-range-address="Sheet1.L44:Sheet1.L48" chart:label-cell-address="Sheet1.L43:Sheet1.L4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stFlow</text:p>
                <draw:g>
                  <svg:desc>Sheet1.J43:Sheet1.J43</svg:desc>
                </draw:g>
              </table:table-cell>
              <table:table-cell office:value-type="string">
                <text:p>Thread</text:p>
                <draw:g>
                  <svg:desc>Sheet1.K43:Sheet1.K43</svg:desc>
                </draw:g>
              </table:table-cell>
              <table:table-cell office:value-type="string">
                <text:p>Ideal</text:p>
                <draw:g>
                  <svg:desc>Sheet1.L43:Sheet1.L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44:Sheet1.I48</svg:desc>
                </draw:g>
              </table:table-cell>
              <table:table-cell office:value-type="float" office:value="0.998337067034293">
                <text:p>0.998337067034293</text:p>
                <draw:g>
                  <svg:desc>Sheet1.J44:Sheet1.J48</svg:desc>
                </draw:g>
              </table:table-cell>
              <table:table-cell office:value-type="float" office:value="0.988356421454893">
                <text:p>0.988356421454893</text:p>
                <draw:g>
                  <svg:desc>Sheet1.K44:Sheet1.K48</svg:desc>
                </draw:g>
              </table:table-cell>
              <table:table-cell office:value-type="float" office:value="1">
                <text:p>1</text:p>
                <draw:g>
                  <svg:desc>Sheet1.L44:Sheet1.L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0074862997547">
                <text:p>0.920074862997547</text:p>
              </table:table-cell>
              <table:table-cell office:value-type="float" office:value="0.894447400341135">
                <text:p>0.894447400341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50338380844907">
                <text:p>0.850338380844907</text:p>
              </table:table-cell>
              <table:table-cell office:value-type="float" office:value="0.849956148946119">
                <text:p>0.849956148946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81100170947533">
                <text:p>0.681100170947533</text:p>
              </table:table-cell>
              <table:table-cell office:value-type="float" office:value="0.728336391933629">
                <text:p>0.728336391933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67382170511515">
                <text:p>0.567382170511515</text:p>
              </table:table-cell>
              <table:table-cell office:value-type="float" office:value="0.488392981847346">
                <text:p>0.4883929818473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852cm" svg:height="14.929cm" xlink:href=".." xlink:type="simple" chart:class="chart:scatter" chart:column-mapping="7 1 2 3 4 5 6" chart:style-name="ch1">
        <chart:title svg:x="11.34cm" svg:y="0.434cm" chart:style-name="ch2">
          <text:p>Xeon</text:p>
        </chart:title>
        <chart:subtitle svg:x="10.983cm" svg:y="1.511cm" chart:style-name="ch3">
          <text:p>Scalability</text:p>
        </chart:subtitle>
        <chart:legend chart:legend-position="end" svg:x="17.131cm" svg:y="5.671cm" style:legend-expansion="high" chart:style-name="ch4"/>
        <chart:plot-area chart:style-name="ch5" table:cell-range-address="Sheet1.O44:Sheet1.U48 Sheet1.V43:Sheet1.V48 Sheet1.P43:Sheet1.U43" chart:data-source-has-labels="row" svg:x="1.488cm" svg:y="2.492cm" svg:width="15.166cm" svg:height="11.158cm">
          <chartooo:coordinate-region svg:x="1.924cm" svg:y="2.691cm" svg:width="14.358cm" svg:height="10.312cm"/>
          <chart:axis chart:dimension="x" chart:name="primary-x" chart:style-name="ch6">
            <chart:title svg:x="8.167cm" svg:y="13.948cm" chart:style-name="ch7">
              <text:p>Workers no.</text:p>
            </chart:title>
          </chart:axis>
          <chart:axis chart:dimension="y" chart:name="primary-y" chart:style-name="ch6">
            <chart:title svg:x="0.451cm" svg:y="8.869cm" chart:style-name="ch8">
              <text:p>Scalability</text:p>
            </chart:title>
            <chart:grid chart:style-name="ch9" chart:class="major"/>
          </chart:axis>
          <chart:series chart:style-name="ch10" chart:values-cell-range-address="Sheet1.V44:Sheet1.V48" chart:label-cell-address="Sheet1.V43:Sheet1.V43" chart:class="chart:scatter">
            <chart:domain table:cell-range-address="Sheet1.O44:Sheet1.O48"/>
            <chart:data-point chart:repeated="5"/>
          </chart:series>
          <chart:series chart:style-name="ch11" chart:values-cell-range-address="Sheet1.P44:Sheet1.P48" chart:label-cell-address="Sheet1.P43:Sheet1.P43" chart:class="chart:scatter">
            <chart:data-point chart:repeated="5"/>
          </chart:series>
          <chart:series chart:style-name="ch12" chart:values-cell-range-address="Sheet1.Q44:Sheet1.Q48" chart:label-cell-address="Sheet1.Q43:Sheet1.Q43" chart:class="chart:scatter">
            <chart:data-point chart:repeated="5"/>
          </chart:series>
          <chart:series chart:style-name="ch13" chart:values-cell-range-address="Sheet1.R44:Sheet1.R48" chart:label-cell-address="Sheet1.R43:Sheet1.R43" chart:class="chart:scatter">
            <chart:data-point chart:repeated="5"/>
          </chart:series>
          <chart:series chart:style-name="ch14" chart:values-cell-range-address="Sheet1.S44:Sheet1.S48" chart:label-cell-address="Sheet1.S43:Sheet1.S43" chart:class="chart:scatter">
            <chart:data-point chart:repeated="5"/>
          </chart:series>
          <chart:series chart:style-name="ch15" chart:values-cell-range-address="Sheet1.T44:Sheet1.T48" chart:label-cell-address="Sheet1.T43:Sheet1.T43" chart:class="chart:scatter">
            <chart:data-point chart:repeated="5"/>
          </chart:series>
          <chart:series chart:style-name="ch16" chart:values-cell-range-address="Sheet1.U44:Sheet1.U48" chart:label-cell-address="Sheet1.U43:Sheet1.U43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deal</text:p>
                <draw:g>
                  <svg:desc>Sheet1.V43:Sheet1.V43</svg:desc>
                </draw:g>
              </table:table-cell>
              <table:table-cell office:value-type="string">
                <text:p>FF 10k points, 12k trees</text:p>
                <draw:g>
                  <svg:desc>Sheet1.P43:Sheet1.P43</svg:desc>
                </draw:g>
              </table:table-cell>
              <table:table-cell office:value-type="string">
                <text:p>FF 1k points, 12k trees</text:p>
                <draw:g>
                  <svg:desc>Sheet1.Q43:Sheet1.Q43</svg:desc>
                </draw:g>
              </table:table-cell>
              <table:table-cell office:value-type="string">
                <text:p>FF 1k points, 3k trees</text:p>
                <draw:g>
                  <svg:desc>Sheet1.R43:Sheet1.R43</svg:desc>
                </draw:g>
              </table:table-cell>
              <table:table-cell office:value-type="string">
                <text:p>Threads 10k points, 12k trees</text:p>
                <draw:g>
                  <svg:desc>Sheet1.S43:Sheet1.S43</svg:desc>
                </draw:g>
              </table:table-cell>
              <table:table-cell office:value-type="string">
                <text:p>Threads 1k points, 12k trees</text:p>
                <draw:g>
                  <svg:desc>Sheet1.T43:Sheet1.T43</svg:desc>
                </draw:g>
              </table:table-cell>
              <table:table-cell office:value-type="string">
                <text:p>Threads 1k points, 3k trees</text:p>
                <draw:g>
                  <svg:desc>Sheet1.U43:Sheet1.U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44:Sheet1.O48</svg:desc>
                </draw:g>
              </table:table-cell>
              <table:table-cell office:value-type="float" office:value="1">
                <text:p>1</text:p>
                <draw:g>
                  <svg:desc>Sheet1.V44:Sheet1.V48</svg:desc>
                </draw:g>
              </table:table-cell>
              <table:table-cell office:value-type="float" office:value="1">
                <text:p>1</text:p>
                <draw:g>
                  <svg:desc>Sheet1.P44:Sheet1.P48</svg:desc>
                </draw:g>
              </table:table-cell>
              <table:table-cell office:value-type="float" office:value="1">
                <text:p>1</text:p>
                <draw:g>
                  <svg:desc>Sheet1.Q44:Sheet1.Q48</svg:desc>
                </draw:g>
              </table:table-cell>
              <table:table-cell office:value-type="float" office:value="1">
                <text:p>1</text:p>
                <draw:g>
                  <svg:desc>Sheet1.R44:Sheet1.R48</svg:desc>
                </draw:g>
              </table:table-cell>
              <table:table-cell office:value-type="float" office:value="1">
                <text:p>1</text:p>
                <draw:g>
                  <svg:desc>Sheet1.S44:Sheet1.S48</svg:desc>
                </draw:g>
              </table:table-cell>
              <table:table-cell office:value-type="float" office:value="1">
                <text:p>1</text:p>
                <draw:g>
                  <svg:desc>Sheet1.T44:Sheet1.T48</svg:desc>
                </draw:g>
              </table:table-cell>
              <table:table-cell office:value-type="float" office:value="1">
                <text:p>1</text:p>
                <draw:g>
                  <svg:desc>Sheet1.U44:Sheet1.U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820863792988">
                <text:p>1.83820863792988</text:p>
              </table:table-cell>
              <table:table-cell office:value-type="float" office:value="1.13652897786165">
                <text:p>1.13652897786165</text:p>
              </table:table-cell>
              <table:table-cell office:value-type="float" office:value="1.4774545532384">
                <text:p>1.4774545532384</text:p>
              </table:table-cell>
              <table:table-cell office:value-type="float" office:value="1.80505338577531">
                <text:p>1.80505338577531</text:p>
              </table:table-cell>
              <table:table-cell office:value-type="float" office:value="1.30411448843829">
                <text:p>1.30411448843829</text:p>
              </table:table-cell>
              <table:table-cell office:value-type="float" office:value="1.40633772001967">
                <text:p>1.4063377200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794084304357">
                <text:p>3.3794084304357</text:p>
              </table:table-cell>
              <table:table-cell office:value-type="float" office:value="2.25494977007924">
                <text:p>2.25494977007924</text:p>
              </table:table-cell>
              <table:table-cell office:value-type="float" office:value="1.89834882243412">
                <text:p>1.89834882243412</text:p>
              </table:table-cell>
              <table:table-cell office:value-type="float" office:value="3.41200005432874">
                <text:p>3.41200005432874</text:p>
              </table:table-cell>
              <table:table-cell office:value-type="float" office:value="2.25520658129194">
                <text:p>2.25520658129194</text:p>
              </table:table-cell>
              <table:table-cell office:value-type="float" office:value="2.49906067570489">
                <text:p>2.4990606757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3557749399325">
                <text:p>5.3557749399325</text:p>
              </table:table-cell>
              <table:table-cell office:value-type="float" office:value="2.64988914760589">
                <text:p>2.64988914760589</text:p>
              </table:table-cell>
              <table:table-cell office:value-type="float" office:value="2.74353857971478">
                <text:p>2.74353857971478</text:p>
              </table:table-cell>
              <table:table-cell office:value-type="float" office:value="5.78504774870752">
                <text:p>5.78504774870752</text:p>
              </table:table-cell>
              <table:table-cell office:value-type="float" office:value="2.90957791827617">
                <text:p>2.90957791827617</text:p>
              </table:table-cell>
              <table:table-cell office:value-type="float" office:value="3.17585628235514">
                <text:p>3.17585628235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73634397378444">
                <text:p>8.73634397378444</text:p>
              </table:table-cell>
              <table:table-cell office:value-type="float" office:value="3.70246410202366">
                <text:p>3.70246410202366</text:p>
              </table:table-cell>
              <table:table-cell office:value-type="float" office:value="3.49043973187759">
                <text:p>3.49043973187759</text:p>
              </table:table-cell>
              <table:table-cell office:value-type="float" office:value="7.59603685534464">
                <text:p>7.59603685534464</text:p>
              </table:table-cell>
              <table:table-cell office:value-type="float" office:value="3.78015869515579">
                <text:p>3.78015869515579</text:p>
              </table:table-cell>
              <table:table-cell office:value-type="float" office:value="3.98357935369235">
                <text:p>3.98357935369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